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900000300263FD873EFC62E5F.png" manifest:media-type="image/png"/>
  <manifest:file-entry manifest:full-path="Pictures/100002010000006C0000006C54068AA9674847E3.png" manifest:media-type="image/png"/>
  <manifest:file-entry manifest:full-path="Pictures/1000131900000B2200000B22D5A1BFC8EACB7C47.svg" manifest:media-type="image/svg+xml"/>
  <manifest:file-entry manifest:full-path="Pictures/100002000000014100000167B0527DD6CA7090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EB Garamond 12" svg:font-family="'EB Garamond 12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top" draw:auto-grow-height="false" fo:min-height="0.559cm" fo:min-width="0.30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Asana Math"/>
    </style:style>
    <style:style style:name="P2" style:family="paragraph">
      <loext:graphic-properties draw:fill="none"/>
      <style:paragraph-properties fo:text-align="center"/>
      <style:text-properties style:font-name="Asana Math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Asana Mat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5.064cm" svg:y="12.049cm">
          <text:p text:style-name="P1"><text:span text:style-name="T1">l-1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1.143cm" svg:height="1.143cm" svg:x="6.969cm" svg:y="12.049cm">
          <text:p text:style-name="P1"><text:span text:style-name="T1">l-1-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143cm" svg:height="1.143cm" svg:x="8.874cm" svg:y="12.049cm">
          <text:p text:style-name="P1"><text:span text:style-name="T1">l-1-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1.143cm" svg:height="1.143cm" svg:x="5.98cm" svg:y="10.398cm">
          <text:p text:style-name="P1"><text:span text:style-name="T1">l-2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1.143cm" svg:height="1.143cm" svg:x="7.958cm" svg:y="10.398cm">
          <text:p text:style-name="P1"><text:span text:style-name="T1">l-2-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143cm" svg:height="1.143cm" svg:x="6.969cm" svg:y="8.747cm">
          <text:p text:style-name="P1"><text:span text:style-name="T1">l-3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8.874cm" svg:y="12.049cm">
          <text:p text:style-name="P1"><text:span text:style-name="T1">l-</text:span><text:span text:style-name="T1">1-</text:span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5.636cm" svg:y1="12.049cm" svg:x2="6.147cm" svg:y2="11.374cm" draw:start-shape="id1" draw:start-glue-point="4" draw:end-shape="id2" draw:end-glue-point="7" svg:d="M5636 12049l511-675" svg:viewBox="0 0 512 676">
          <text:p/>
        </draw:connector>
        <draw:connector draw:style-name="gr2" draw:text-style-name="P3" draw:layer="layout" draw:type="line" svg:x1="6.552cm" svg:y1="10.398cm" svg:x2="7.136cm" svg:y2="9.723cm" draw:start-shape="id2" draw:start-glue-point="4" draw:end-shape="id3" draw:end-glue-point="7" svg:d="M6552 10398l584-675" svg:viewBox="0 0 585 676">
          <text:p/>
        </draw:connector>
        <draw:connector draw:style-name="gr2" draw:text-style-name="P3" draw:layer="layout" draw:type="line" svg:x1="7.945cm" svg:y1="9.723cm" svg:x2="8.53cm" svg:y2="10.398cm" draw:start-shape="id3" draw:start-glue-point="9" draw:end-shape="id4" draw:end-glue-point="4" svg:d="M7945 9723l585 675" svg:viewBox="0 0 586 676">
          <text:p/>
        </draw:connector>
        <draw:connector draw:style-name="gr2" draw:text-style-name="P3" draw:layer="layout" draw:type="line" svg:x1="8.934cm" svg:y1="11.374cm" svg:x2="9.446cm" svg:y2="12.049cm" draw:start-shape="id4" draw:start-glue-point="9" draw:end-shape="id5" draw:end-glue-point="4" svg:d="M8934 11374l512 675" svg:viewBox="0 0 513 676">
          <text:p/>
        </draw:connector>
        <draw:connector draw:style-name="gr2" draw:text-style-name="P3" draw:layer="layout" draw:type="line" svg:x1="6.207cm" svg:y1="12.621cm" svg:x2="6.969cm" svg:y2="12.621cm" draw:start-shape="id1" draw:start-glue-point="10" draw:end-shape="id6" draw:end-glue-point="6" svg:d="M6207 12621h762" svg:viewBox="0 0 763 1">
          <text:p/>
        </draw:connector>
        <draw:connector draw:style-name="gr2" draw:text-style-name="P3" draw:layer="layout" draw:type="line" svg:x1="8.112cm" svg:y1="12.621cm" svg:x2="8.874cm" svg:y2="12.621cm" draw:start-shape="id6" draw:start-glue-point="10" draw:end-shape="id5" draw:end-glue-point="6" svg:d="M8112 12621h762" svg:viewBox="0 0 763 1">
          <text:p/>
        </draw:connector>
        <draw:connector draw:style-name="gr2" draw:text-style-name="P3" draw:layer="layout" draw:type="line" svg:x1="7.541cm" svg:y1="12.049cm" svg:x2="8.125cm" svg:y2="11.374cm" draw:start-shape="id6" draw:start-glue-point="4" draw:end-shape="id4" draw:end-glue-point="7" svg:d="M7541 12049l584-675" svg:viewBox="0 0 585 676">
          <text:p/>
        </draw:connector>
        <draw:connector draw:style-name="gr2" draw:text-style-name="P3" draw:layer="layout" draw:type="line" svg:x1="7.541cm" svg:y1="12.049cm" svg:x2="6.956cm" svg:y2="11.374cm" draw:start-shape="id6" draw:start-glue-point="4" draw:end-shape="id2" draw:end-glue-point="9" svg:d="M7541 12049l-585-675" svg:viewBox="0 0 586 676">
          <text:p/>
        </draw:connector>
        <draw:frame draw:style-name="gr3" draw:text-style-name="P4" draw:layer="layout" svg:width="0.914cm" svg:height="1.023cm" svg:x="5.191cm" svg:y="10.525cm">
          <draw:image xlink:href="Pictures/100002000000014100000167B0527DD6CA70906F.png" xlink:type="simple" xlink:show="embed" xlink:actuate="onLoad">
            <text:p/>
          </draw:image>
        </draw:frame>
        <draw:frame draw:style-name="gr3" draw:text-style-name="P4" draw:layer="layout" svg:width="0.914cm" svg:height="1.023cm" svg:x="6.207cm" svg:y="8.874cm">
          <draw:image xlink:href="Pictures/100002000000014100000167B0527DD6CA70906F.png" xlink:type="simple" xlink:show="embed" xlink:actuate="onLoad">
            <text:p/>
          </draw:image>
        </draw:frame>
        <draw:frame draw:style-name="gr3" draw:text-style-name="P4" draw:layer="layout" svg:width="0.914cm" svg:height="1.023cm" svg:x="7.223cm" svg:y="10.518cm">
          <draw:image xlink:href="Pictures/100002000000014100000167B0527DD6CA70906F.png" xlink:type="simple" xlink:show="embed" xlink:actuate="onLoad">
            <text:p/>
          </draw:image>
        </draw:frame>
        <draw:frame draw:style-name="gr3" draw:text-style-name="P4" draw:layer="layout" svg:width="1.016cm" svg:height="1.016cm" svg:x="9.763cm" svg:y="12.176cm">
          <draw:image xlink:href="Pictures/1000131900000B2200000B22D5A1BFC8EACB7C47.svg" xlink:type="simple" xlink:show="embed" xlink:actuate="onLoad">
            <text:p/>
          </draw:image>
          <draw:image xlink:href="Pictures/100002010000006C0000006C54068AA9674847E3.png" xlink:type="simple" xlink:show="embed" xlink:actuate="onLoad"/>
        </draw:frame>
        <draw:frame draw:style-name="gr4" draw:text-style-name="P4" draw:layer="layout" svg:width="1.384cm" svg:height="0.867cm" svg:x="3.807cm" svg:y="12.198cm">
          <draw:image xlink:href="Pictures/10000201000004C900000300263FD873EFC62E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EB Garamond 12" svg:font-family="'EB Garamond 12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04:01:15.785911017</meta:creation-date>
    <dc:date>2018-06-18T04:22:38.531324106</dc:date>
    <meta:editing-duration>PT51S</meta:editing-duration>
    <meta:editing-cycles>1</meta:editing-cycles>
    <meta:document-statistic meta:object-count="20"/>
    <meta:generator>LibreOffice/5.1.6.2$Linux_X86_64 LibreOffice_project/10m0$Build-2</meta:generator>
  </office:meta>
</office:document-meta>
</file>